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1.32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Arial" style:font-name-asian="Arial Unicode MS" style:font-name-complex="Tahoma"/>
    </style:style>
    <style:style style:name="ce4" style:family="table-cell" style:parent-style-name="Default" style:data-style-name="N4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new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61">
            <text:p>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new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90">
            <text:p>1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42">
            <text:p>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new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272">
            <text:p>2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202">
            <text:p>20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float" office:value="34.392">
            <text:p>34,39</text:p>
          </table:table-cell>
          <table:table-cell table:number-columns-repeated="3"/>
          <table:table-cell table:style-name="ce1" office:value-type="string">
            <text:p>20x20</text:p>
          </table:table-cell>
          <table:table-cell/>
          <table:table-cell>
            <draw:frame table:end-cell-address="Лист1.N44" table:end-x="1.505cm" table:end-y="0.219cm" draw:z-index="0" draw:style-name="gr1" svg:width="15.889cm" svg:height="12.199cm" svg:x="1.423cm" svg:y="0.047cm">
              <draw:object draw:notify-on-update-of-ranges=" Лист1.E15:Лист1.E15 Лист1.E16:Лист1.E21 Лист1.B16:Лист1.B21 Лист1.E22:Лист1.E22 Лист1.E23:Лист1.E32 Лист1.B23:Лист1.B32 Лист1.E34:Лист1.E34 Лист1.E35:Лист1.E39 Лист1.B35:Лист1.B39 Лист1.E40:Лист1.E40 Лист1.E41:Лист1.E44 Лист1.B41:Лист1.B4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4.392">
            <text:p>34,39</text:p>
          </table:table-cell>
          <table:table-cell table:formula="of:=[.A16]-[.$A$15]" office:value-type="float" office:value="0">
            <text:p>0</text:p>
          </table:table-cell>
          <table:table-cell office:value-type="time" office:time-value="PT12H08M34.392S">
            <text:p>12:08:34,39</text:p>
          </table:table-cell>
          <table:table-cell office:value-type="float" office:value="100">
            <text:p>100</text:p>
          </table:table-cell>
          <table:table-cell office:value-type="float" office:value="16.890364">
            <text:p>16,89</text:p>
          </table:table-cell>
          <table:table-cell office:value-type="float" office:value="0.027673">
            <text:p>0,03</text:p>
          </table:table-cell>
          <table:table-cell/>
        </table:table-row>
        <table:table-row table:style-name="ro1">
          <table:table-cell office:value-type="float" office:value="35.092">
            <text:p>35,09</text:p>
          </table:table-cell>
          <table:table-cell table:formula="of:=[.A17]-[.$A$15]" office:value-type="float" office:value="0.699999999999996">
            <text:p>0,7</text:p>
          </table:table-cell>
          <table:table-cell office:value-type="time" office:time-value="PT12H08M35.092S">
            <text:p>12:08:35,09</text:p>
          </table:table-cell>
          <table:table-cell office:value-type="float" office:value="200">
            <text:p>200</text:p>
          </table:table-cell>
          <table:table-cell office:value-type="float" office:value="15.480495">
            <text:p>15,48</text:p>
          </table:table-cell>
          <table:table-cell office:value-type="float" office:value="0.026428">
            <text:p>0,03</text:p>
          </table:table-cell>
          <table:table-cell/>
        </table:table-row>
        <table:table-row table:style-name="ro1">
          <table:table-cell office:value-type="float" office:value="35.789">
            <text:p>35,79</text:p>
          </table:table-cell>
          <table:table-cell table:formula="of:=[.A18]-[.$A$15]" office:value-type="float" office:value="1.397">
            <text:p>1,4</text:p>
          </table:table-cell>
          <table:table-cell office:value-type="time" office:time-value="PT12H08M35.789S">
            <text:p>12:08:35,79</text:p>
          </table:table-cell>
          <table:table-cell office:value-type="float" office:value="300">
            <text:p>300</text:p>
          </table:table-cell>
          <table:table-cell office:value-type="float" office:value="14.482982">
            <text:p>14,48</text:p>
          </table:table-cell>
          <table:table-cell office:value-type="float" office:value="0.025898">
            <text:p>0,03</text:p>
          </table:table-cell>
          <table:table-cell/>
        </table:table-row>
        <table:table-row table:style-name="ro1">
          <table:table-cell office:value-type="float" office:value="36.501">
            <text:p>36,5</text:p>
          </table:table-cell>
          <table:table-cell table:formula="of:=[.A19]-[.$A$15]" office:value-type="float" office:value="2.10899999999999">
            <text:p>2,11</text:p>
          </table:table-cell>
          <table:table-cell office:value-type="time" office:time-value="PT12H08M36.501S">
            <text:p>12:08:36,50</text:p>
          </table:table-cell>
          <table:table-cell office:value-type="float" office:value="400">
            <text:p>400</text:p>
          </table:table-cell>
          <table:table-cell office:value-type="float" office:value="12.799137">
            <text:p>12,8</text:p>
          </table:table-cell>
          <table:table-cell office:value-type="float" office:value="0.025393">
            <text:p>0,03</text:p>
          </table:table-cell>
          <table:table-cell/>
        </table:table-row>
        <table:table-row table:style-name="ro1">
          <table:table-cell office:value-type="float" office:value="37.273">
            <text:p>37,27</text:p>
          </table:table-cell>
          <table:table-cell table:formula="of:=[.A20]-[.$A$15]" office:value-type="float" office:value="2.881">
            <text:p>2,88</text:p>
          </table:table-cell>
          <table:table-cell office:value-type="time" office:time-value="PT12H08M37.273S">
            <text:p>12:08:37,27</text:p>
          </table:table-cell>
          <table:table-cell office:value-type="float" office:value="500">
            <text:p>500</text:p>
          </table:table-cell>
          <table:table-cell office:value-type="float" office:value="10.739501">
            <text:p>10,74</text:p>
          </table:table-cell>
          <table:table-cell office:value-type="float" office:value="0.024761">
            <text:p>0,02</text:p>
          </table:table-cell>
          <table:table-cell/>
        </table:table-row>
        <table:table-row table:style-name="ro1">
          <table:table-cell office:value-type="float" office:value="37.558">
            <text:p>37,56</text:p>
          </table:table-cell>
          <table:table-cell table:formula="of:=[.A21]-[.$A$15]" office:value-type="float" office:value="3.166">
            <text:p>3,17</text:p>
          </table:table-cell>
          <table:table-cell office:value-type="time" office:time-value="PT12H08M37.558S">
            <text:p>12:08:37,56</text:p>
          </table:table-cell>
          <table:table-cell office:value-type="float" office:value="539">
            <text:p>539</text:p>
          </table:table-cell>
          <table:table-cell office:value-type="float" office:value="9.996946">
            <text:p>10</text:p>
          </table:table-cell>
          <table:table-cell office:value-type="float" office:value="0.024761">
            <text:p>0,02</text:p>
          </table:table-cell>
          <table:table-cell/>
        </table:table-row>
        <table:table-row table:style-name="ro1">
          <table:table-cell table:style-name="ce1" office:value-type="float" office:value="45.375">
            <text:p>45,38</text:p>
          </table:table-cell>
          <table:table-cell table:number-columns-repeated="3"/>
          <table:table-cell table:style-name="ce1" office:value-type="string">
            <text:p>61x44</text:p>
          </table:table-cell>
          <table:table-cell table:number-columns-repeated="2"/>
        </table:table-row>
        <table:table-row table:style-name="ro1">
          <table:table-cell office:value-type="float" office:value="45.375">
            <text:p>45,38</text:p>
          </table:table-cell>
          <table:table-cell table:formula="of:=[.A23]-[.$A$22]" office:value-type="float" office:value="0">
            <text:p>0</text:p>
          </table:table-cell>
          <table:table-cell office:value-type="time" office:time-value="PT12H08M45.375S">
            <text:p>12:08:45,38</text:p>
          </table:table-cell>
          <table:table-cell office:value-type="float" office:value="100">
            <text:p>100</text:p>
          </table:table-cell>
          <table:table-cell office:value-type="float" office:value="80.58377">
            <text:p>80,58</text:p>
          </table:table-cell>
          <table:table-cell office:value-type="float" office:value="0.023396">
            <text:p>0,02</text:p>
          </table:table-cell>
          <table:table-cell/>
        </table:table-row>
        <table:table-row table:style-name="ro1">
          <table:table-cell office:value-type="float" office:value="49.578">
            <text:p>49,58</text:p>
          </table:table-cell>
          <table:table-cell table:formula="of:=[.A24]-[.$A$22]" office:value-type="float" office:value="4.203">
            <text:p>4,2</text:p>
          </table:table-cell>
          <table:table-cell office:value-type="time" office:time-value="PT12H08M49.578S">
            <text:p>12:08:49,58</text:p>
          </table:table-cell>
          <table:table-cell office:value-type="float" office:value="200">
            <text:p>200</text:p>
          </table:table-cell>
          <table:table-cell office:value-type="float" office:value="67.584941">
            <text:p>67,58</text:p>
          </table:table-cell>
          <table:table-cell office:value-type="float" office:value="0.021857">
            <text:p>0,02</text:p>
          </table:table-cell>
          <table:table-cell/>
        </table:table-row>
        <table:table-row table:style-name="ro1">
          <table:table-cell office:value-type="float" office:value="53.837">
            <text:p>53,84</text:p>
          </table:table-cell>
          <table:table-cell table:formula="of:=[.A25]-[.$A$22]" office:value-type="float" office:value="8.462">
            <text:p>8,46</text:p>
          </table:table-cell>
          <table:table-cell office:value-type="time" office:time-value="PT12H08M53.837S">
            <text:p>12:08:53,84</text:p>
          </table:table-cell>
          <table:table-cell office:value-type="float" office:value="300">
            <text:p>300</text:p>
          </table:table-cell>
          <table:table-cell office:value-type="float" office:value="63.899507">
            <text:p>63,9</text:p>
          </table:table-cell>
          <table:table-cell office:value-type="float" office:value="0.021366">
            <text:p>0,02</text:p>
          </table:table-cell>
          <table:table-cell/>
        </table:table-row>
        <table:table-row table:style-name="ro1">
          <table:table-cell table:style-name="ce2" office:value-type="float" office:value="58.033">
            <text:p>58,03</text:p>
          </table:table-cell>
          <table:table-cell table:formula="of:=[.A26]-[.$A$22]" office:value-type="float" office:value="12.658">
            <text:p>12,66</text:p>
          </table:table-cell>
          <table:table-cell office:value-type="time" office:time-value="PT12H08M58.033S">
            <text:p>12:08:58,03</text:p>
          </table:table-cell>
          <table:table-cell office:value-type="float" office:value="400">
            <text:p>400</text:p>
          </table:table-cell>
          <table:table-cell office:value-type="float" office:value="59.396904">
            <text:p>59,4</text:p>
          </table:table-cell>
          <table:table-cell office:value-type="float" office:value="0.021073">
            <text:p>0,02</text:p>
          </table:table-cell>
          <table:table-cell/>
        </table:table-row>
        <table:table-row table:style-name="ro1">
          <table:table-cell office:value-type="float" office:value="62.297">
            <text:p>62,3</text:p>
          </table:table-cell>
          <table:table-cell table:formula="of:=[.A27]-[.$A$22]" office:value-type="float" office:value="16.922">
            <text:p>16,92</text:p>
          </table:table-cell>
          <table:table-cell office:value-type="time" office:time-value="PT12H09M02.297S">
            <text:p>12:09:02,30</text:p>
          </table:table-cell>
          <table:table-cell office:value-type="float" office:value="500">
            <text:p>500</text:p>
          </table:table-cell>
          <table:table-cell office:value-type="float" office:value="52.255914">
            <text:p>52,26</text:p>
          </table:table-cell>
          <table:table-cell office:value-type="float" office:value="0.020757">
            <text:p>0,02</text:p>
          </table:table-cell>
          <table:table-cell/>
        </table:table-row>
        <table:table-row table:style-name="ro1">
          <table:table-cell office:value-type="float" office:value="66.514">
            <text:p>66,51</text:p>
          </table:table-cell>
          <table:table-cell table:formula="of:=[.A28]-[.$A$22]" office:value-type="float" office:value="21.139">
            <text:p>21,14</text:p>
          </table:table-cell>
          <table:table-cell office:value-type="time" office:time-value="PT12H09M06.514S">
            <text:p>12:09:06,51</text:p>
          </table:table-cell>
          <table:table-cell office:value-type="float" office:value="600">
            <text:p>600</text:p>
          </table:table-cell>
          <table:table-cell office:value-type="float" office:value="42.876903">
            <text:p>42,88</text:p>
          </table:table-cell>
          <table:table-cell office:value-type="float" office:value="0.020428">
            <text:p>0,02</text:p>
          </table:table-cell>
          <table:table-cell/>
        </table:table-row>
        <table:table-row table:style-name="ro1">
          <table:table-cell office:value-type="float" office:value="70.783">
            <text:p>70,78</text:p>
          </table:table-cell>
          <table:table-cell table:formula="of:=[.A29]-[.$A$22]" office:value-type="float" office:value="25.408">
            <text:p>25,41</text:p>
          </table:table-cell>
          <table:table-cell office:value-type="time" office:time-value="PT12H09M10.783S">
            <text:p>12:09:10,78</text:p>
          </table:table-cell>
          <table:table-cell office:value-type="float" office:value="700">
            <text:p>700</text:p>
          </table:table-cell>
          <table:table-cell office:value-type="float" office:value="33.207505">
            <text:p>33,21</text:p>
          </table:table-cell>
          <table:table-cell office:value-type="float" office:value="0.020116">
            <text:p>0,02</text:p>
          </table:table-cell>
          <table:table-cell/>
        </table:table-row>
        <table:table-row table:style-name="ro1">
          <table:table-cell office:value-type="float" office:value="75.2">
            <text:p>75,2</text:p>
          </table:table-cell>
          <table:table-cell table:formula="of:=[.A30]-[.$A$22]" office:value-type="float" office:value="29.825">
            <text:p>29,83</text:p>
          </table:table-cell>
          <table:table-cell office:value-type="time" office:time-value="PT12H09M15.2S">
            <text:p>12:09:15,20</text:p>
          </table:table-cell>
          <table:table-cell office:value-type="float" office:value="800">
            <text:p>800</text:p>
          </table:table-cell>
          <table:table-cell office:value-type="float" office:value="25.364379">
            <text:p>25,36</text:p>
          </table:table-cell>
          <table:table-cell office:value-type="float" office:value="0.019857">
            <text:p>0,02</text:p>
          </table:table-cell>
          <table:table-cell/>
        </table:table-row>
        <table:table-row table:style-name="ro1">
          <table:table-cell office:value-type="float" office:value="79.596">
            <text:p>79,6</text:p>
          </table:table-cell>
          <table:table-cell table:formula="of:=[.A31]-[.$A$22]" office:value-type="float" office:value="34.221">
            <text:p>34,22</text:p>
          </table:table-cell>
          <table:table-cell office:value-type="time" office:time-value="PT12H09M19.596S">
            <text:p>12:09:19,60</text:p>
          </table:table-cell>
          <table:table-cell office:value-type="float" office:value="900">
            <text:p>900</text:p>
          </table:table-cell>
          <table:table-cell office:value-type="float" office:value="20.239529">
            <text:p>20,24</text:p>
          </table:table-cell>
          <table:table-cell office:value-type="float" office:value="0.019664">
            <text:p>0,02</text:p>
          </table:table-cell>
          <table:table-cell/>
        </table:table-row>
        <table:table-row table:style-name="ro1">
          <table:table-cell office:value-type="float" office:value="83.91">
            <text:p>83,91</text:p>
          </table:table-cell>
          <table:table-cell table:formula="of:=[.A32]-[.$A$22]" office:value-type="float" office:value="38.535">
            <text:p>38,54</text:p>
          </table:table-cell>
          <table:table-cell office:value-type="time" office:time-value="PT12H09M23.91S">
            <text:p>12:09:23,91</text:p>
          </table:table-cell>
          <table:table-cell office:value-type="float" office:value="1000">
            <text:p>1000</text:p>
          </table:table-cell>
          <table:table-cell office:value-type="float" office:value="17.167414">
            <text:p>17,17</text:p>
          </table:table-cell>
          <table:table-cell office:value-type="float" office:value="0.019522">
            <text:p>0,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44.375">
            <text:p>44,38</text:p>
          </table:table-cell>
          <table:table-cell table:number-columns-repeated="3"/>
          <table:table-cell table:style-name="ce1" office:value-type="string">
            <text:p>190x142</text:p>
          </table:table-cell>
          <table:table-cell table:number-columns-repeated="2"/>
        </table:table-row>
        <table:table-row table:style-name="ro1">
          <table:table-cell office:value-type="float" office:value="44.375">
            <text:p>44,38</text:p>
          </table:table-cell>
          <table:table-cell table:formula="of:=[.A35]-[.$A$34]" office:value-type="float" office:value="0">
            <text:p>0</text:p>
          </table:table-cell>
          <table:table-cell office:value-type="time" office:time-value="PT12H10M44.375S">
            <text:p>12:10:44,38</text:p>
          </table:table-cell>
          <table:table-cell office:value-type="float" office:value="100">
            <text:p>100</text:p>
          </table:table-cell>
          <table:table-cell office:value-type="float" office:value="60.523498">
            <text:p>60,52</text:p>
          </table:table-cell>
          <table:table-cell office:value-type="float" office:value="0.018922">
            <text:p>0,02</text:p>
          </table:table-cell>
          <table:table-cell/>
        </table:table-row>
        <table:table-row table:style-name="ro1">
          <table:table-cell table:style-name="ce3" office:value-type="float" office:value="85.724">
            <text:p>85,72</text:p>
          </table:table-cell>
          <table:table-cell table:formula="of:=[.A36]-[.$A$34]" office:value-type="float" office:value="41.349">
            <text:p>41,35</text:p>
          </table:table-cell>
          <table:table-cell office:value-type="time" office:time-value="PT12H11M25.724S">
            <text:p>12:11:25,72</text:p>
          </table:table-cell>
          <table:table-cell office:value-type="float" office:value="200">
            <text:p>200</text:p>
          </table:table-cell>
          <table:table-cell office:value-type="float" office:value="53.39658">
            <text:p>53,4</text:p>
          </table:table-cell>
          <table:table-cell office:value-type="float" office:value="0.018772">
            <text:p>0,02</text:p>
          </table:table-cell>
          <table:table-cell/>
        </table:table-row>
        <table:table-row table:style-name="ro1">
          <table:table-cell table:style-name="ce3" office:value-type="float" office:value="127.013">
            <text:p>127,01</text:p>
          </table:table-cell>
          <table:table-cell table:formula="of:=[.A37]-[.$A$34]" office:value-type="float" office:value="82.638">
            <text:p>82,64</text:p>
          </table:table-cell>
          <table:table-cell office:value-type="time" office:time-value="PT12H12M07.013S">
            <text:p>12:12:07,01</text:p>
          </table:table-cell>
          <table:table-cell office:value-type="float" office:value="300">
            <text:p>300</text:p>
          </table:table-cell>
          <table:table-cell office:value-type="float" office:value="41.231075">
            <text:p>41,23</text:p>
          </table:table-cell>
          <table:table-cell office:value-type="float" office:value="0.018607">
            <text:p>0,02</text:p>
          </table:table-cell>
          <table:table-cell/>
        </table:table-row>
        <table:table-row table:style-name="ro1">
          <table:table-cell table:style-name="ce3" office:value-type="float" office:value="168.798">
            <text:p>168,8</text:p>
          </table:table-cell>
          <table:table-cell table:formula="of:=[.A38]-[.$A$34]" office:value-type="float" office:value="124.423">
            <text:p>124,42</text:p>
          </table:table-cell>
          <table:table-cell office:value-type="time" office:time-value="PT12H12M48.798S">
            <text:p>12:12:48,80</text:p>
          </table:table-cell>
          <table:table-cell office:value-type="float" office:value="400">
            <text:p>400</text:p>
          </table:table-cell>
          <table:table-cell office:value-type="float" office:value="20.170623">
            <text:p>20,17</text:p>
          </table:table-cell>
          <table:table-cell office:value-type="float" office:value="0.018341">
            <text:p>0,02</text:p>
          </table:table-cell>
          <table:table-cell/>
        </table:table-row>
        <table:table-row table:style-name="ro1">
          <table:table-cell table:style-name="ce3" office:value-type="float" office:value="196.571">
            <text:p>196,57</text:p>
          </table:table-cell>
          <table:table-cell table:formula="of:=[.A39]-[.$A$34]" office:value-type="float" office:value="152.196">
            <text:p>152,2</text:p>
          </table:table-cell>
          <table:table-cell office:value-type="time" office:time-value="PT12H13M16.571S">
            <text:p>12:13:16,57</text:p>
          </table:table-cell>
          <table:table-cell office:value-type="float" office:value="463">
            <text:p>463</text:p>
          </table:table-cell>
          <table:table-cell office:value-type="float" office:value="9.912146">
            <text:p>9,91</text:p>
          </table:table-cell>
          <table:table-cell office:value-type="float" office:value="0.018341">
            <text:p>0,02</text:p>
          </table:table-cell>
          <table:table-cell/>
        </table:table-row>
        <table:table-row table:style-name="ro1">
          <table:table-cell table:style-name="ce1" office:value-type="float" office:value="43.658">
            <text:p>43,66</text:p>
          </table:table-cell>
          <table:table-cell table:number-columns-repeated="3"/>
          <table:table-cell table:style-name="ce1" office:value-type="string">
            <text:p>272x202</text:p>
          </table:table-cell>
          <table:table-cell table:number-columns-repeated="2"/>
        </table:table-row>
        <table:table-row table:style-name="ro1">
          <table:table-cell office:value-type="float" office:value="43.658">
            <text:p>43,66</text:p>
          </table:table-cell>
          <table:table-cell table:formula="of:=[.A41]-[.$A$40]" office:value-type="float" office:value="0">
            <text:p>0</text:p>
          </table:table-cell>
          <table:table-cell office:value-type="time" office:time-value="PT12H15M43.658S">
            <text:p>12:15:43,66</text:p>
          </table:table-cell>
          <table:table-cell office:value-type="float" office:value="100">
            <text:p>100</text:p>
          </table:table-cell>
          <table:table-cell office:value-type="float" office:value="129.757923">
            <text:p>129,76</text:p>
          </table:table-cell>
          <table:table-cell office:value-type="float" office:value="0.018911">
            <text:p>0,02</text:p>
          </table:table-cell>
          <table:table-cell/>
        </table:table-row>
        <table:table-row table:style-name="ro1">
          <table:table-cell office:value-type="float" office:value="140.558">
            <text:p>140,56</text:p>
          </table:table-cell>
          <table:table-cell table:formula="of:=[.A42]-[.$A$40]" office:value-type="float" office:value="96.9">
            <text:p>96,9</text:p>
          </table:table-cell>
          <table:table-cell office:value-type="time" office:time-value="PT12H17M20.558S">
            <text:p>12:17:20,56</text:p>
          </table:table-cell>
          <table:table-cell office:value-type="float" office:value="200">
            <text:p>200</text:p>
          </table:table-cell>
          <table:table-cell office:value-type="float" office:value="126.783651">
            <text:p>126,78</text:p>
          </table:table-cell>
          <table:table-cell office:value-type="float" office:value="0.018866">
            <text:p>0,02</text:p>
          </table:table-cell>
          <table:table-cell/>
        </table:table-row>
        <table:table-row table:style-name="ro1">
          <table:table-cell table:style-name="ce3" office:value-type="float" office:value="249.911">
            <text:p>249,91</text:p>
          </table:table-cell>
          <table:table-cell table:formula="of:=[.A43]-[.$A$40]" office:value-type="float" office:value="206.253">
            <text:p>206,25</text:p>
          </table:table-cell>
          <table:table-cell office:value-type="time" office:time-value="PT12H19M09.911S">
            <text:p>12:19:09,91</text:p>
          </table:table-cell>
          <table:table-cell office:value-type="float" office:value="300">
            <text:p>300</text:p>
          </table:table-cell>
          <table:table-cell office:value-type="float" office:value="70.944279">
            <text:p>70,94</text:p>
          </table:table-cell>
          <table:table-cell office:value-type="float" office:value="0.018609">
            <text:p>0,02</text:p>
          </table:table-cell>
          <table:table-cell/>
        </table:table-row>
        <table:table-row table:style-name="ro1">
          <table:table-cell table:style-name="ce3" office:value-type="float" office:value="332.702">
            <text:p>332,7</text:p>
          </table:table-cell>
          <table:table-cell table:formula="of:=[.A44]-[.$A$40]" office:value-type="float" office:value="289.044">
            <text:p>289,04</text:p>
          </table:table-cell>
          <table:table-cell office:value-type="time" office:time-value="PT12H20M32.702S">
            <text:p>12:20:32,70</text:p>
          </table:table-cell>
          <table:table-cell office:value-type="float" office:value="381">
            <text:p>381</text:p>
          </table:table-cell>
          <table:table-cell office:value-type="float" office:value="9.928767">
            <text:p>9,93</text:p>
          </table:table-cell>
          <table:table-cell office:value-type="float" office:value="0.018609">
            <text:p>0,0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2">22.10.2009</text:date>, <text:time>13:01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22T13:01:55</dc:date>
    <dc:creator>Ivan Sidarau</dc:creator>
    <meta:generator>OpenOffice.org/3.1$Unix OpenOffice.org_project/310m19$Build-9420</meta:generator>
    <meta:editing-duration>PT00H18M49S</meta:editing-duration>
    <meta:editing-cycles>4</meta:editing-cycles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89cm" svg:height="12.2cm" chart:class="chart:scatter" chart:style-name="ch1">
        <chart:legend chart:legend-position="end" svg:x="13.88cm" svg:y="5.256cm" chart:style-name="ch2"/>
        <chart:plot-area chart:style-name="ch3" table:cell-range-address="Лист1.B16:Лист1.B21 Лист1.E15:Лист1.E32 Лист1.E34:Лист1.E44" chart:data-source-has-labels="both" svg:x="0.314cm" svg:y="0.363cm" svg:width="15.572cm" svg:height="11.467cm">
          <chart:axis chart:dimension="x" chart:name="primary-x" chart:style-name="ch4">
            <chart:categories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16:Лист1.E21" chart:label-cell-address="Лист1.E15:Лист1.E15" chart:class="chart:scatter">
            <chart:domain table:cell-range-address="Лист1.B16:Лист1.B21"/>
            <chart:data-point chart:repeated="6"/>
          </chart:series>
          <chart:series chart:style-name="ch7" chart:values-cell-range-address="Лист1.E23:Лист1.E32" chart:label-cell-address="Лист1.E22:Лист1.E22" chart:class="chart:scatter">
            <chart:domain table:cell-range-address="Лист1.B23:Лист1.B32"/>
            <chart:data-point chart:repeated="10"/>
          </chart:series>
          <chart:series chart:style-name="ch8" chart:values-cell-range-address="Лист1.E35:Лист1.E39" chart:label-cell-address="Лист1.E34:Лист1.E34" chart:class="chart:scatter">
            <chart:domain table:cell-range-address="Лист1.B35:Лист1.B39"/>
            <chart:data-point chart:repeated="5"/>
          </chart:series>
          <chart:series chart:style-name="ch9" chart:values-cell-range-address="Лист1.E41:Лист1.E44" chart:label-cell-address="Лист1.E40:Лист1.E40" chart:class="chart:scatter">
            <chart:domain table:cell-range-address="Лист1.B41:Лист1.B4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 text:id="Лист1.E15:Лист1.E15">20x20</text:p>
              </table:table-cell>
              <table:table-cell office:value-type="string">
                <text:p>Столбец B</text:p>
              </table:table-cell>
              <table:table-cell office:value-type="string">
                <text:p text:id="Лист1.E22:Лист1.E22">61x44</text:p>
              </table:table-cell>
              <table:table-cell office:value-type="string">
                <text:p>Столбец B</text:p>
              </table:table-cell>
              <table:table-cell office:value-type="string">
                <text:p text:id="Лист1.E34:Лист1.E34">190x142</text:p>
              </table:table-cell>
              <table:table-cell office:value-type="string">
                <text:p>Столбец B</text:p>
              </table:table-cell>
              <table:table-cell office:value-type="string">
                <text:p text:id="Лист1.E40:Лист1.E40">272x20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Лист1.B16:Лист1.B21">0</text:p>
              </table:table-cell>
              <table:table-cell office:value-type="float" office:value="16.890364">
                <text:p text:id="Лист1.E16:Лист1.E21">16.890364</text:p>
              </table:table-cell>
              <table:table-cell office:value-type="float" office:value="0">
                <text:p text:id="Лист1.B23:Лист1.B32">0</text:p>
              </table:table-cell>
              <table:table-cell office:value-type="float" office:value="80.58377">
                <text:p text:id="Лист1.E23:Лист1.E32">80.58377</text:p>
              </table:table-cell>
              <table:table-cell office:value-type="float" office:value="0">
                <text:p text:id="Лист1.B35:Лист1.B39">0</text:p>
              </table:table-cell>
              <table:table-cell office:value-type="float" office:value="60.523498">
                <text:p text:id="Лист1.E35:Лист1.E39">60.523498</text:p>
              </table:table-cell>
              <table:table-cell office:value-type="float" office:value="0">
                <text:p text:id="Лист1.B41:Лист1.B44">0</text:p>
              </table:table-cell>
              <table:table-cell office:value-type="float" office:value="129.757923">
                <text:p text:id="Лист1.E41:Лист1.E44">129.757923</text:p>
              </table:table-cell>
            </table:table-row>
            <table:table-row>
              <table:table-cell office:value-type="string"/>
              <table:table-cell office:value-type="float" office:value="0.699999999999996">
                <text:p>0.699999999999996</text:p>
              </table:table-cell>
              <table:table-cell office:value-type="float" office:value="15.480495">
                <text:p>15.480495</text:p>
              </table:table-cell>
              <table:table-cell office:value-type="float" office:value="4.203">
                <text:p>4.203</text:p>
              </table:table-cell>
              <table:table-cell office:value-type="float" office:value="67.584941">
                <text:p>67.584941</text:p>
              </table:table-cell>
              <table:table-cell office:value-type="float" office:value="41.349">
                <text:p>41.349</text:p>
              </table:table-cell>
              <table:table-cell office:value-type="float" office:value="53.39658">
                <text:p>53.39658</text:p>
              </table:table-cell>
              <table:table-cell office:value-type="float" office:value="96.9">
                <text:p>96.9</text:p>
              </table:table-cell>
              <table:table-cell office:value-type="float" office:value="126.783651">
                <text:p>126.783651</text:p>
              </table:table-cell>
            </table:table-row>
            <table:table-row>
              <table:table-cell office:value-type="string"/>
              <table:table-cell office:value-type="float" office:value="1.397">
                <text:p>1.397</text:p>
              </table:table-cell>
              <table:table-cell office:value-type="float" office:value="14.482982">
                <text:p>14.482982</text:p>
              </table:table-cell>
              <table:table-cell office:value-type="float" office:value="8.462">
                <text:p>8.462</text:p>
              </table:table-cell>
              <table:table-cell office:value-type="float" office:value="63.899507">
                <text:p>63.899507</text:p>
              </table:table-cell>
              <table:table-cell office:value-type="float" office:value="82.638">
                <text:p>82.638</text:p>
              </table:table-cell>
              <table:table-cell office:value-type="float" office:value="41.231075">
                <text:p>41.231075</text:p>
              </table:table-cell>
              <table:table-cell office:value-type="float" office:value="206.253">
                <text:p>206.253</text:p>
              </table:table-cell>
              <table:table-cell office:value-type="float" office:value="70.944279">
                <text:p>70.944279</text:p>
              </table:table-cell>
            </table:table-row>
            <table:table-row>
              <table:table-cell office:value-type="string"/>
              <table:table-cell office:value-type="float" office:value="2.10899999999999">
                <text:p>2.10899999999999</text:p>
              </table:table-cell>
              <table:table-cell office:value-type="float" office:value="12.799137">
                <text:p>12.799137</text:p>
              </table:table-cell>
              <table:table-cell office:value-type="float" office:value="12.658">
                <text:p>12.658</text:p>
              </table:table-cell>
              <table:table-cell office:value-type="float" office:value="59.396904">
                <text:p>59.396904</text:p>
              </table:table-cell>
              <table:table-cell office:value-type="float" office:value="124.423">
                <text:p>124.423</text:p>
              </table:table-cell>
              <table:table-cell office:value-type="float" office:value="20.170623">
                <text:p>20.170623</text:p>
              </table:table-cell>
              <table:table-cell office:value-type="float" office:value="289.044">
                <text:p>289.044</text:p>
              </table:table-cell>
              <table:table-cell office:value-type="float" office:value="9.928767">
                <text:p>9.928767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10.739501">
                <text:p>10.739501</text:p>
              </table:table-cell>
              <table:table-cell office:value-type="float" office:value="16.922">
                <text:p>16.922</text:p>
              </table:table-cell>
              <table:table-cell office:value-type="float" office:value="52.255914">
                <text:p>52.255914</text:p>
              </table:table-cell>
              <table:table-cell office:value-type="float" office:value="152.196">
                <text:p>152.196</text:p>
              </table:table-cell>
              <table:table-cell office:value-type="float" office:value="9.912146">
                <text:p>9.912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3.166">
                <text:p>3.166</text:p>
              </table:table-cell>
              <table:table-cell office:value-type="float" office:value="9.996946">
                <text:p>9.996946</text:p>
              </table:table-cell>
              <table:table-cell office:value-type="float" office:value="21.139">
                <text:p>21.139</text:p>
              </table:table-cell>
              <table:table-cell office:value-type="float" office:value="42.876903">
                <text:p>42.8769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408">
                <text:p>25.408</text:p>
              </table:table-cell>
              <table:table-cell office:value-type="float" office:value="33.207505">
                <text:p>33.207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825">
                <text:p>29.825</text:p>
              </table:table-cell>
              <table:table-cell office:value-type="float" office:value="25.364379">
                <text:p>25.3643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.221">
                <text:p>34.221</text:p>
              </table:table-cell>
              <table:table-cell office:value-type="float" office:value="20.239529">
                <text:p>20.239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535">
                <text:p>38.535</text:p>
              </table:table-cell>
              <table:table-cell office:value-type="float" office:value="17.167414">
                <text:p>17.167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